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monospace" svg:font-family="monospace, 'Droid Sans Mono', monospace, monospace, 'Droid Sans Fallback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text-properties style:font-name="Times New Roman" fo:font-size="14pt" fo:font-weight="normal" officeooo:rsid="00b99600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rsid="00bd84ac" officeooo:paragraph-rsid="00bd84ac" style:font-size-asian="14pt" style:font-weight-asian="bold" style:font-name-complex="Times New Roman" style:font-size-complex="14pt"/>
    </style:style>
    <style:style style:name="P2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1" fo:font-size="14pt" fo:language="ru" fo:country="RU" fo:font-weight="normal" officeooo:rsid="008ecf15" officeooo:paragraph-rsid="00b99600" style:font-size-asian="14pt" style:font-weight-asian="normal" style:font-name-complex="Times New Roman" style:font-size-complex="14pt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beccbb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26" style:family="paragraph" style:parent-style-name="Standard" style:list-style-name="L1"/>
    <style:style style:name="P27" style:family="paragraph" style:parent-style-name="Standard" style:list-style-name="L2"/>
    <style:style style:name="P28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29" style:family="paragraph" style:parent-style-name="Standard" style:list-style-name="L3"/>
    <style:style style:name="P30" style:family="paragraph" style:parent-style-name="Standard">
      <style:paragraph-properties fo:text-align="justify" style:justify-single-word="false"/>
      <style:text-properties officeooo:rsid="00f98b11" officeooo:paragraph-rsid="00f98b11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beccbb"/>
    </style:style>
    <style:style style:name="P33" style:family="paragraph" style:parent-style-name="Standard">
      <style:paragraph-properties fo:text-align="justify" style:justify-single-word="false"/>
      <style:text-properties officeooo:paragraph-rsid="00fa881e"/>
    </style:style>
    <style:style style:name="P34" style:family="paragraph" style:parent-style-name="Standard" style:list-style-name="L4">
      <style:paragraph-properties fo:text-align="justify" style:justify-single-word="false"/>
      <style:text-properties officeooo:paragraph-rsid="00fa881e"/>
    </style:style>
    <style:style style:name="P35" style:family="paragraph" style:parent-style-name="Standard">
      <style:paragraph-properties fo:text-align="justify" style:justify-single-word="false"/>
      <style:text-properties officeooo:paragraph-rsid="00fc139a"/>
    </style:style>
    <style:style style:name="P36" style:family="paragraph" style:parent-style-name="Standard">
      <style:paragraph-properties fo:text-align="justify" style:justify-single-word="false"/>
      <style:text-properties officeooo:rsid="00fa881e" officeooo:paragraph-rsid="00fa881e"/>
    </style:style>
    <style:style style:name="P37" style:family="paragraph" style:parent-style-name="Standard">
      <style:paragraph-properties fo:text-align="justify" style:justify-single-word="false"/>
      <style:text-properties officeooo:rsid="00fae320" officeooo:paragraph-rsid="00fae320"/>
    </style:style>
    <style:style style:name="P38" style:family="paragraph" style:parent-style-name="Standard">
      <style:paragraph-properties fo:text-align="justify" style:justify-single-word="false"/>
      <style:text-properties officeooo:rsid="00fc139a" officeooo:paragraph-rsid="00fc139a"/>
    </style:style>
    <style:style style:name="P39" style:family="paragraph" style:parent-style-name="Standard">
      <style:paragraph-properties fo:text-align="justify" style:justify-single-word="false"/>
      <style:text-properties officeooo:rsid="00fc6890" officeooo:paragraph-rsid="00fc6890"/>
    </style:style>
    <style:style style:name="P40" style:family="paragraph" style:parent-style-name="Standard">
      <style:text-properties officeooo:rsid="00fe3cf3" officeooo:paragraph-rsid="00fe3cf3"/>
    </style:style>
    <style:style style:name="P41" style:family="paragraph" style:parent-style-name="Standard">
      <style:paragraph-properties fo:text-align="justify" style:justify-single-word="false"/>
      <style:text-properties officeooo:rsid="00fe3cf3" officeooo:paragraph-rsid="00fe3cf3"/>
    </style:style>
    <style:style style:name="P42" style:family="paragraph" style:parent-style-name="Standard">
      <style:text-properties officeooo:paragraph-rsid="00fe3cf3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officeooo:rsid="0041c814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f121c3"/>
    </style:style>
    <style:style style:name="T6" style:family="text">
      <style:text-properties officeooo:rsid="00f98b11"/>
    </style:style>
    <style:style style:name="T7" style:family="text">
      <style:text-properties officeooo:rsid="00fa881e"/>
    </style:style>
    <style:style style:name="T8" style:family="text">
      <style:text-properties officeooo:rsid="00fae320"/>
    </style:style>
    <style:style style:name="T9" style:family="text">
      <style:text-properties officeooo:rsid="00fc139a"/>
    </style:style>
    <style:style style:name="T10" style:family="text">
      <style:text-properties officeooo:rsid="00fc7fd6"/>
    </style:style>
    <style:style style:name="T11" style:family="text">
      <style:text-properties officeooo:rsid="00ffabb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17">Кафедра МО ЭВ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15"><text:span text:style-name="Название_20_книги"><text:span text:style-name="T1">отчет</text:span></text:span></text:p>
      <text:p text:style-name="P10">по лабораторной работе №<text:span text:style-name="T6">6</text:span></text:p>
      <text:p text:style-name="P11">по дисциплине «Искусственные нейронные сети»</text:p>
      <text:p text:style-name="P28"><text:span text:style-name="Название_20_книги"><text:span text:style-name="T2">Тема: <text:s/>Прогноз успеха фильмов по обзорам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3">21</text:span></text:p>
      <text:p text:style-name="P21">Цель работы</text:p>
      <text:p text:style-name="Standard">Прогноз успеха фильмов по обзорам (Predict Sentiment From Movie Reviews)</text:p>
      <text:p text:style-name="P14"/>
      <text:p text:style-name="P20">Задание</text:p>
      <text:list xml:id="list2455886070" text:style-name="L1">
        <text:list-item>
          <text:p text:style-name="P26">Ознакомиться с задачей классификации</text:p>
        </text:list-item>
        <text:list-item text:style-override="L3">
          <text:p text:style-name="P29">Изучить способы представления текста для передачи в ИНС</text:p>
        </text:list-item>
        <text:list-item text:style-override="L3">
          <text:p text:style-name="P29">Достигнуть точность прогноза не менее 95%</text:p>
          <text:p text:style-name="P26"/>
        </text:list-item>
      </text:list>
      <text:p text:style-name="P22"/>
      <text:p text:style-name="Standard"><text:bookmark text:name="h.anqt5fc1r3do"/>Требования</text:p>
      <text:list xml:id="list4225725336" text:style-name="L2">
        <text:list-item>
          <text:p text:style-name="P27">Построить и обучить нейронную сеть для обработки текста</text:p>
        </text:list-item>
        <text:list-item>
          <text:p text:style-name="P27">Исследовать результаты при различном размере вектора представления текста</text:p>
        </text:list-item>
        <text:list-item>
          <text:p text:style-name="P27">Написать функцию, которая позволяет ввести пользовательский текст (в отчете привести пример работы сети на пользовательском тексте)</text:p>
        </text:list-item>
      </text:list>
      <text:p text:style-name="P13"/>
      <text:p text:style-name="P16"/>
      <text:p text:style-name="P19">Выполнение</text:p>
      <text:p text:style-name="P30">В работе требуется провести анализ настроений.</text:p>
      <text:p text:style-name="P31">С помощью анализа настроений можно определить отношение (например, настроение) человека к тексту, взаимодействию или событию. Поэтому сентимент-анализ относится к области обработки естественного языка, в которой смысл текста должен быть расшифрован для извлечения из него тональности и настроений.</text:p>
      <text:p text:style-name="P30">Настроения подразделяются на положительные и отрицательные. Таким образом задача сводится к задаче бинарной классификации.</text:p>
      <text:p text:style-name="P32"/>
      <text:p text:style-name="P33"><text:span text:style-name="T7">Использован датасет </text:span>IMDb . <text:span text:style-name="T7">Он <text:s/>состоит из 50 000 обзоров фильмов от пользователей, помеченных как положительные (1) и отрицательные (0).</text:span></text:p>
      <text:p text:style-name="P33"/>
      <text:list xml:id="list2104003370" text:style-name="L4">
        <text:list-item>
          <text:p text:style-name="P34">Рецензии предварительно обрабатываются, и каждая из них кодируется последовательностью индексов слов в виде целых чисел.</text:p>
        </text:list-item>
        <text:list-item>
          <text:p text:style-name="P34">Слова в обзорах индексируются по их общей частоте появления в датасете. Например, целое число «2» кодирует второе наиболее частое используемое слово.</text:p>
        </text:list-item>
        <text:list-item>
          <text:p text:style-name="P34">50 000 обзоров разделены на два набора: 25 000 для обучения и 25 000 для тестирования.</text:p>
        </text:list-item>
      </text:list>
      <text:p text:style-name="P33"/>
      <text:p text:style-name="P33">Датасет был создан исследователями Стэнфордского университета и представлен в статье 2011 года, в котором достигнутая точность предсказаний была равна 88,89%. </text:p>
      <text:p text:style-name="P32"/>
      <text:p text:style-name="P36">Был импортирован датасет. <text:span text:style-name="T8">Информация была векторизирована с размерностью вектора 10000 и разделена на обучающую и тестировочную выборку.</text:span></text:p>
      <text:p text:style-name="P37"><text:soft-page-break/>Затем была создана модель следующего вид<text:span text:style-name="T9">а</text:span>:</text:p>
      <text:p text:style-name="P23">_________________________________________________________________</text:p>
      <text:p text:style-name="Preformatted_20_Text">Layer (type) <text:s text:c="16"/>Output Shape <text:s text:c="13"/>Param # <text:s text:c="2"/></text:p>
      <text:p text:style-name="Preformatted_20_Text">=================================================================</text:p>
      <text:p text:style-name="Preformatted_20_Text">dense_4 (Dense) <text:s text:c="13"/>(None, 50) <text:s text:c="15"/>500050 <text:s text:c="3"/></text:p>
      <text:p text:style-name="Preformatted_20_Text">_________________________________________________________________</text:p>
      <text:p text:style-name="Preformatted_20_Text">dropout_2 (Dropout) <text:s text:c="9"/>(None, 50) <text:s text:c="15"/>0 <text:s text:c="8"/></text:p>
      <text:p text:style-name="Preformatted_20_Text">_________________________________________________________________</text:p>
      <text:p text:style-name="Preformatted_20_Text">dense_5 (Dense) <text:s text:c="13"/>(None, 50) <text:s text:c="15"/>2550 <text:s text:c="5"/></text:p>
      <text:p text:style-name="Preformatted_20_Text">_________________________________________________________________</text:p>
      <text:p text:style-name="Preformatted_20_Text">dropout_3 (Dropout) <text:s text:c="9"/>(None, 50) <text:s text:c="15"/>0 <text:s text:c="8"/></text:p>
      <text:p text:style-name="Preformatted_20_Text">_________________________________________________________________</text:p>
      <text:p text:style-name="Preformatted_20_Text">dense_6 (Dense) <text:s text:c="13"/>(None, 50) <text:s text:c="15"/>2550 <text:s text:c="5"/></text:p>
      <text:p text:style-name="Preformatted_20_Text">_________________________________________________________________</text:p>
      <text:p text:style-name="Preformatted_20_Text">dense_7 (Dense) <text:s text:c="13"/>(None, 1) <text:s text:c="16"/>51 <text:s text:c="7"/></text:p>
      <text:p text:style-name="Preformatted_20_Text">=================================================================</text:p>
      <text:p text:style-name="Preformatted_20_Text">Total params: 505,201</text:p>
      <text:p text:style-name="Preformatted_20_Text">Trainable params: 505,201</text:p>
      <text:p text:style-name="P24">Non-trainable params: 0</text:p>
      <text:p text:style-name="P35"><text:span text:style-name="T9">Затем она скомпилирована с оптимизатором adam, функцией потерь <text:s/></text:span>binary_crossentropy <text:span text:style-name="T9">(т. к. решается задача бинарной классификации) и метрикой точности(accuracy)</text:span></text:p>
      <text:p text:style-name="P38"/>
      <text:p text:style-name="P38"/>
      <text:p text:style-name="P38">Модель натренирована на 40000 обзоров и проверена на 10000</text:p>
      <text:p text:style-name="P38">По результатам точность составила 0.893</text:p>
      <text:p text:style-name="P32"/>
      <text:p text:style-name="P39">Далее модель была усложнена</text:p>
      <text:p text:style-name="Preformatted_20_Text">Model: "sequential_1"</text:p>
      <text:p text:style-name="Preformatted_20_Text">_________________________________________________________________</text:p>
      <text:p text:style-name="Preformatted_20_Text">Layer (type) <text:s text:c="16"/>Output Shape <text:s text:c="13"/>Param # <text:s text:c="2"/></text:p>
      <text:p text:style-name="Preformatted_20_Text">=================================================================</text:p>
      <text:p text:style-name="Preformatted_20_Text">dense_8 (Dense) <text:s text:c="13"/>(None, 5000) <text:s text:c="13"/>50005000 <text:s/></text:p>
      <text:p text:style-name="Preformatted_20_Text">_________________________________________________________________</text:p>
      <text:p text:style-name="Preformatted_20_Text">dropout_6 (Dropout) <text:s text:c="9"/>(None, 5000) <text:s text:c="13"/>0 <text:s text:c="8"/></text:p>
      <text:p text:style-name="Preformatted_20_Text">_________________________________________________________________</text:p>
      <text:p text:style-name="Preformatted_20_Text">dense_9 (Dense) <text:s text:c="13"/>(None, 5000) <text:s text:c="13"/>25005000 <text:s/></text:p>
      <text:p text:style-name="Preformatted_20_Text">_________________________________________________________________</text:p>
      <text:p text:style-name="Preformatted_20_Text">dropout_7 (Dropout) <text:s text:c="9"/>(None, 5000) <text:s text:c="13"/>0 <text:s text:c="8"/></text:p>
      <text:p text:style-name="Preformatted_20_Text">_________________________________________________________________</text:p>
      <text:p text:style-name="Preformatted_20_Text">dense_10 (Dense) <text:s text:c="12"/>(None, 1000) <text:s text:c="13"/>5001000 <text:s text:c="2"/></text:p>
      <text:p text:style-name="Preformatted_20_Text">_________________________________________________________________</text:p>
      <text:p text:style-name="Preformatted_20_Text">dropout_8 (Dropout) <text:s text:c="9"/>(None, 1000) <text:s text:c="13"/>0 <text:s text:c="8"/></text:p>
      <text:p text:style-name="Preformatted_20_Text">_________________________________________________________________</text:p>
      <text:p text:style-name="Preformatted_20_Text">dense_11 (Dense) <text:s text:c="12"/>(None, 200) <text:s text:c="14"/>200200 <text:s text:c="3"/></text:p>
      <text:p text:style-name="Preformatted_20_Text">_________________________________________________________________</text:p>
      <text:p text:style-name="Preformatted_20_Text">dropout_9 (Dropout) <text:s text:c="9"/>(None, 200) <text:s text:c="14"/>0 <text:s text:c="8"/></text:p>
      <text:p text:style-name="Preformatted_20_Text">_________________________________________________________________</text:p>
      <text:p text:style-name="Preformatted_20_Text">dense_12 (Dense) <text:s text:c="12"/>(None, 40) <text:s text:c="15"/>8040 <text:s text:c="5"/></text:p>
      <text:p text:style-name="Preformatted_20_Text">_________________________________________________________________</text:p>
      <text:p text:style-name="Preformatted_20_Text">dropout_10 (Dropout) <text:s text:c="8"/>(None, 40) <text:s text:c="15"/>0 <text:s text:c="8"/></text:p>
      <text:p text:style-name="Preformatted_20_Text">_________________________________________________________________</text:p>
      <text:p text:style-name="Preformatted_20_Text">dense_13 (Dense) <text:s text:c="12"/>(None, 8) <text:s text:c="16"/>328 <text:s text:c="6"/></text:p>
      <text:p text:style-name="Preformatted_20_Text">_________________________________________________________________</text:p>
      <text:p text:style-name="Preformatted_20_Text">dense_14 (Dense) <text:s text:c="12"/>(None, 1) <text:s text:c="16"/>9 <text:s text:c="8"/></text:p>
      <text:p text:style-name="Preformatted_20_Text">=================================================================</text:p>
      <text:p text:style-name="Preformatted_20_Text">Total params: 80,219,577</text:p>
      <text:p text:style-name="Preformatted_20_Text">Trainable params: 80,219,577</text:p>
      <text:p text:style-name="P24">Non-trainable params: 0</text:p>
      <text:p text:style-name="Preformatted_20_Text"><text:soft-page-break/></text:p>
      <text:p text:style-name="P39">По результатам обучения точность составила 0.89<text:span text:style-name="T10">9</text:span></text:p>
      <text:p text:style-name="P31"/>
      <text:p text:style-name="P41">В конце обучения модель сохраняется в файл model.h5</text:p>
      <text:p text:style-name="P41"/>
      <text:p text:style-name="P41">Затем был написан модуль для использования моделей на пользовательских данных. Он принимает на вход<text:span text:style-name="T11">(в аргументах командной строки)</text:span> путь к файлу, читает из не<text:span text:style-name="T11">г</text:span>о отзыв, прогоняет через модель и печатает результат на экран</text:p>
      <text:p text:style-name="P40"/>
      <text:p text:style-name="P40">Результаты тестирования:</text:p>
      <text:p text:style-name="P40">1.</text:p>
      <text:p text:style-name="P40">Входные данные:</text:p>
      <text:p text:style-name="Standard">Good stuff. Love it!</text:p>
      <text:p text:style-name="P40">Ответ модели:</text:p>
      <text:p text:style-name="P40">0.74286515</text:p>
      <text:p text:style-name="P40">2.</text:p>
      <text:p text:style-name="P40">Входные данные:</text:p>
      <text:p text:style-name="P42">Very bad film. Didn't like it</text:p>
      <text:p text:style-name="P40">Ответ модели:</text:p>
      <text:p text:style-name="P40">0.39905626</text:p>
      <text:p text:style-name="P40"/>
      <text:p text:style-name="P40"/>
      <text:p text:style-name="Standard"/>
      <text:p text:style-name="P18">Выводы.</text:p>
      <text:p text:style-name="P40"><text:span text:style-name="T5">Б</text:span><text:span text:style-name="T4">ыли изучены способы представления естественного языка для дальнейшей обработки. На основе датасета imdb обучена модель для классификации отзывов на фильмы. По результатам получена точность 0.899</text:span></text:p>
      <text:p text:style-name="P40"><text:span text:style-name="T4">Был написан модуль для прогона модели по пользовательским данвным. С его помощью модель была протестирована. Для положительного отзыва получен ответ 0.743, для отрицательного 0.399. Результаты тестов удовлетворительн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monospace" svg:font-family="monospace, 'Droid Sans Mono', monospace, monospace, 'Droid Sans Fallback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4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4-28T18:08:41.706488922</dc:date>
    <meta:print-date>2015-07-17T12:06:00</meta:print-date>
    <meta:editing-cycles>96</meta:editing-cycles>
    <meta:editing-duration>PT17H53M34S</meta:editing-duration>
    <meta:generator>LibreOffice/6.0.7.3$Linux_X86_64 LibreOffice_project/00m0$Build-3</meta:generator>
    <meta:document-statistic meta:table-count="1" meta:image-count="0" meta:object-count="0" meta:page-count="4" meta:paragraph-count="109" meta:word-count="591" meta:character-count="6195" meta:non-whitespace-character-count="5069"/>
  </office:meta>
</office:document-meta>
</file>